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0085714285714287" table:formula="of:=[.B25]+([.$I$25]-[.$B$25])/7" table:style-name="ce1">
            <text:p>1.008571429</text:p>
          </table:table-cell>
          <table:table-cell office:value-type="float" office:value="1.0171428571428573" table:formula="of:=[.C25]+([.$I$25]-[.$B$25])/7" table:style-name="ce1">
            <text:p>1.017142857</text:p>
          </table:table-cell>
          <table:table-cell office:value-type="float" office:value="1.025714285714286" table:formula="of:=[.D25]+([.$I$25]-[.$B$25])/7" table:style-name="ce1">
            <text:p>1.025714286</text:p>
          </table:table-cell>
          <table:table-cell office:value-type="float" office:value="1.0342857142857147" table:formula="of:=[.E25]+([.$I$25]-[.$B$25])/7" table:style-name="ce1">
            <text:p>1.034285714</text:p>
          </table:table-cell>
          <table:table-cell office:value-type="float" office:value="1.0428571428571434" table:formula="of:=[.F25]+([.$I$25]-[.$B$25])/7" table:style-name="ce1">
            <text:p>1.042857143</text:p>
          </table:table-cell>
          <table:table-cell office:value-type="float" office:value="1.051428571428572" table:formula="of:=[.G25]+([.$I$25]-[.$B$25])/7" table:style-name="ce1">
            <text:p>1.051428571</text:p>
          </table:table-cell>
          <table:table-cell office:value-type="float" office:value="1.06" table:style-name="ce1">
            <text:p>1.06</text:p>
          </table:table-cell>
          <table:table-cell office:value-type="float" office:value="1.0685714285714287" table:formula="of:=[.I25]+([.$I$25]-[.$B$25])/7" table:style-name="ce1">
            <text:p>1.068571429</text:p>
          </table:table-cell>
          <table:table-cell office:value-type="float" office:value="1.0771428571428574" table:formula="of:=[.J25]+([.$I$25]-[.$B$25])/7" table:style-name="ce1">
            <text:p>1.07714285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formula="of:=[.B4]*[.B$25]" table:style-name="ce1">
            <text:p>0.091741</text:p>
          </table:table-cell>
          <table:table-cell office:value-type="float" office:value="5.7508742857142865E-2" table:formula="of:=[.C4]*[.C$25]" table:style-name="ce1">
            <text:p>0.057508743</text:p>
          </table:table-cell>
          <table:table-cell office:value-type="float" office:value="3.2069497142857152E-2" table:formula="of:=[.D4]*[.D$25]" table:style-name="ce1">
            <text:p>0.032069497</text:p>
          </table:table-cell>
          <table:table-cell office:value-type="float" office:value="1.4458468571428575E-2" table:formula="of:=[.E4]*[.E$25]" table:style-name="ce1">
            <text:p>0.014458469</text:p>
          </table:table-cell>
          <table:table-cell office:value-type="float" office:value="-1.7876594285714295E-2" table:formula="of:=[.F4]*[.F$25]" table:style-name="ce1">
            <text:p>-0.017876594</text:p>
          </table:table-cell>
          <table:table-cell office:value-type="float" office:value="-3.8881885714285733E-2" table:formula="of:=[.G4]*[.G$25]" table:style-name="ce1">
            <text:p>-0.038881886</text:p>
          </table:table-cell>
          <table:table-cell office:value-type="float" office:value="-6.0012388571428613E-2" table:formula="of:=[.H4]*[.H$25]" table:style-name="ce1">
            <text:p>-0.060012389</text:p>
          </table:table-cell>
          <table:table-cell office:value-type="float" office:value="-0.21819146" table:formula="of:=[.I4]*[.I$25]" table:style-name="ce1">
            <text:p>-0.21819146</text:p>
          </table:table-cell>
          <table:table-cell office:value-type="float" office:value="-0.33702636000000002" table:formula="of:=[.J4]*[.J$25]" table:style-name="ce1">
            <text:p>-0.33702636</text:p>
          </table:table-cell>
          <table:table-cell office:value-type="float" office:value="-0.52641802571428586" table:formula="of:=[.K4]*[.K$25]" table:style-name="ce1">
            <text:p>-0.526418026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formula="of:=[.B5]*[.B$25]" table:style-name="ce1">
            <text:p>0.14281</text:p>
          </table:table-cell>
          <table:table-cell office:value-type="float" office:value="7.2833985714285718E-2" table:formula="of:=[.C5]*[.C$25]" table:style-name="ce1">
            <text:p>0.072833986</text:p>
          </table:table-cell>
          <table:table-cell office:value-type="float" office:value="3.8677874285714293E-2" table:formula="of:=[.D5]*[.D$25]" table:style-name="ce1">
            <text:p>0.038677874</text:p>
          </table:table-cell>
          <table:table-cell office:value-type="float" office:value="2.092867428571429E-2" table:formula="of:=[.E5]*[.E$25]" table:style-name="ce1">
            <text:p>0.020928674</text:p>
          </table:table-cell>
          <table:table-cell office:value-type="float" office:value="-9.9219028571428617E-3" table:formula="of:=[.F5]*[.F$25]" table:style-name="ce1">
            <text:p>-0.009921903</text:p>
          </table:table-cell>
          <table:table-cell office:value-type="float" office:value="-2.7709757142857158E-2" table:formula="of:=[.G5]*[.G$25]" table:style-name="ce1">
            <text:p>-0.027709757</text:p>
          </table:table-cell>
          <table:table-cell office:value-type="float" office:value="-2.5818880000000016E-2" table:formula="of:=[.H5]*[.H$25]" table:style-name="ce1">
            <text:p>-0.02581888</text:p>
          </table:table-cell>
          <table:table-cell office:value-type="float" office:value="-0.16040768" table:formula="of:=[.I5]*[.I$25]" table:style-name="ce1">
            <text:p>-0.16040768</text:p>
          </table:table-cell>
          <table:table-cell office:value-type="float" office:value="-0.28445798857142862" table:formula="of:=[.J5]*[.J$25]" table:style-name="ce1">
            <text:p>-0.284457989</text:p>
          </table:table-cell>
          <table:table-cell office:value-type="float" office:value="-0.47289587428571439" table:formula="of:=[.K5]*[.K$25]" table:style-name="ce1">
            <text:p>-0.472895874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formula="of:=[.B6]*[.B$25]" table:style-name="ce1">
            <text:p>0.189837</text:p>
          </table:table-cell>
          <table:table-cell office:value-type="float" office:value="8.3027617142857155E-2" table:formula="of:=[.C6]*[.C$25]" table:style-name="ce1">
            <text:p>0.083027617</text:p>
          </table:table-cell>
          <table:table-cell office:value-type="float" office:value="4.2770857142857145E-2" table:formula="of:=[.D6]*[.D$25]" table:style-name="ce1">
            <text:p>0.042770857</text:p>
          </table:table-cell>
          <table:table-cell office:value-type="float" office:value="2.7435805714285725E-2" table:formula="of:=[.E6]*[.E$25]" table:style-name="ce1">
            <text:p>0.027435806</text:p>
          </table:table-cell>
          <table:table-cell office:value-type="float" office:value="1.7985194285714295E-2" table:formula="of:=[.F6]*[.F$25]" table:style-name="ce1">
            <text:p>0.017985194</text:p>
          </table:table-cell>
          <table:table-cell office:value-type="float" office:value="4.1610000000000015E-3" table:formula="of:=[.G6]*[.G$25]" table:style-name="ce1">
            <text:p>0.004161</text:p>
          </table:table-cell>
          <table:table-cell office:value-type="float" office:value="-2.8305508571428589E-2" table:formula="of:=[.H6]*[.H$25]" table:style-name="ce1">
            <text:p>-0.028305509</text:p>
          </table:table-cell>
          <table:table-cell office:value-type="float" office:value="-6.0222840000000007E-2" table:formula="of:=[.I6]*[.I$25]" table:style-name="ce1">
            <text:p>-0.06022284</text:p>
          </table:table-cell>
          <table:table-cell office:value-type="float" office:value="-8.7565154285714306E-2" table:formula="of:=[.J6]*[.J$25]" table:style-name="ce1">
            <text:p>-0.087565154</text:p>
          </table:table-cell>
          <table:table-cell office:value-type="float" office:value="-0.39788687714285725" table:formula="of:=[.K6]*[.K$25]" table:style-name="ce1">
            <text:p>-0.397886877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formula="of:=[.B7]*[.B$25]" table:style-name="ce1">
            <text:p>0.262207</text:p>
          </table:table-cell>
          <table:table-cell office:value-type="float" office:value="0.12712740285714286" table:formula="of:=[.C7]*[.C$25]" table:style-name="ce1">
            <text:p>0.127127403</text:p>
          </table:table-cell>
          <table:table-cell office:value-type="float" office:value="7.8529531428571442E-2" table:formula="of:=[.D7]*[.D$25]" table:style-name="ce1">
            <text:p>0.078529531</text:p>
          </table:table-cell>
          <table:table-cell office:value-type="float" office:value="4.7101825714285728E-2" table:formula="of:=[.E7]*[.E$25]" table:style-name="ce1">
            <text:p>0.047101826</text:p>
          </table:table-cell>
          <table:table-cell office:value-type="float" office:value="2.5566508571428583E-2" table:formula="of:=[.F7]*[.F$25]" table:style-name="ce1">
            <text:p>0.025566509</text:p>
          </table:table-cell>
          <table:table-cell office:value-type="float" office:value="6.3218000000000024E-3" table:formula="of:=[.G7]*[.G$25]" table:style-name="ce1">
            <text:p>0.0063218</text:p>
          </table:table-cell>
          <table:table-cell office:value-type="float" office:value="-2.9567222857142875E-3" table:formula="of:=[.H7]*[.H$25]" table:style-name="ce1">
            <text:p>-0.002956722</text:p>
          </table:table-cell>
          <table:table-cell office:value-type="float" office:value="-2.4168000000000002E-2" table:formula="of:=[.I7]*[.I$25]" table:style-name="ce1">
            <text:p>-0.024168</text:p>
          </table:table-cell>
          <table:table-cell office:value-type="float" office:value="-7.450080000000002E-2" table:formula="of:=[.J7]*[.J$25]" table:style-name="ce1">
            <text:p>-0.0745008</text:p>
          </table:table-cell>
          <table:table-cell office:value-type="float" office:value="-0.31628253428571435" table:formula="of:=[.K7]*[.K$25]" table:style-name="ce1">
            <text:p>-0.316282534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formula="of:=[.B8]*[.B$25]" table:style-name="ce1">
            <text:p>0.33023</text:p>
          </table:table-cell>
          <table:table-cell office:value-type="float" office:value="0.16415206000000002" table:formula="of:=[.C8]*[.C$25]" table:style-name="ce1">
            <text:p>0.16415206</text:p>
          </table:table-cell>
          <table:table-cell office:value-type="float" office:value="0.1262152228571429" table:formula="of:=[.D8]*[.D$25]" table:style-name="ce1">
            <text:p>0.126215223</text:p>
          </table:table-cell>
          <table:table-cell office:value-type="float" office:value="7.1368174285714306E-2" table:formula="of:=[.E8]*[.E$25]" table:style-name="ce1">
            <text:p>0.071368174</text:p>
          </table:table-cell>
          <table:table-cell office:value-type="float" office:value="5.9890314285714306E-2" table:formula="of:=[.F8]*[.F$25]" table:style-name="ce1">
            <text:p>0.059890314</text:p>
          </table:table-cell>
          <table:table-cell office:value-type="float" office:value="5.1747614285714311E-2" table:formula="of:=[.G8]*[.G$25]" table:style-name="ce1">
            <text:p>0.051747614</text:p>
          </table:table-cell>
          <table:table-cell office:value-type="float" office:value="3.1322057142857164E-2" table:formula="of:=[.H8]*[.H$25]" table:style-name="ce1">
            <text:p>0.031322057</text:p>
          </table:table-cell>
          <table:table-cell office:value-type="float" office:value="5.7541040000000002E-2" table:formula="of:=[.I8]*[.I$25]" table:style-name="ce1">
            <text:p>0.05754104</text:p>
          </table:table-cell>
          <table:table-cell office:value-type="float" office:value="5.7935805714285728E-2" table:formula="of:=[.J8]*[.J$25]" table:style-name="ce1">
            <text:p>0.057935806</text:p>
          </table:table-cell>
          <table:table-cell office:value-type="float" office:value="-0.23765002857142861" table:formula="of:=[.K8]*[.K$25]" table:style-name="ce1">
            <text:p>-0.237650029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formula="of:=[.B9]*[.B$25]" table:style-name="ce1">
            <text:p>0.393293</text:p>
          </table:table-cell>
          <table:table-cell office:value-type="float" office:value="0.25223968000000002" table:formula="of:=[.C9]*[.C$25]" table:style-name="ce1">
            <text:p>0.25223968</text:p>
          </table:table-cell>
          <table:table-cell office:value-type="float" office:value="0.15939340571428576" table:formula="of:=[.D9]*[.D$25]" table:style-name="ce1">
            <text:p>0.159393406</text:p>
          </table:table-cell>
          <table:table-cell office:value-type="float" office:value="0.11530977428571433" table:formula="of:=[.E9]*[.E$25]" table:style-name="ce1">
            <text:p>0.115309774</text:p>
          </table:table-cell>
          <table:table-cell office:value-type="float" office:value="9.4552331428571459E-2" table:formula="of:=[.F9]*[.F$25]" table:style-name="ce1">
            <text:p>0.094552331</text:p>
          </table:table-cell>
          <table:table-cell office:value-type="float" office:value="8.0046585714285759E-2" table:formula="of:=[.G9]*[.G$25]" table:style-name="ce1">
            <text:p>0.080046586</text:p>
          </table:table-cell>
          <table:table-cell office:value-type="float" office:value="5.8974628571428607E-2" table:formula="of:=[.H9]*[.H$25]" table:style-name="ce1">
            <text:p>0.058974629</text:p>
          </table:table-cell>
          <table:table-cell office:value-type="float" office:value="1.9619540000000001E-2" table:formula="of:=[.I9]*[.I$25]" table:style-name="ce1">
            <text:p>0.01961954</text:p>
          </table:table-cell>
          <table:table-cell office:value-type="float" office:value="-6.1464228571428581E-2" table:formula="of:=[.J9]*[.J$25]" table:style-name="ce1">
            <text:p>-0.061464229</text:p>
          </table:table-cell>
          <table:table-cell office:value-type="float" office:value="-0.16708640000000005" table:formula="of:=[.K9]*[.K$25]" table:style-name="ce1">
            <text:p>-0.1670864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formula="of:=[.B10]*[.B$25]" table:style-name="ce1">
            <text:p>0.452337</text:p>
          </table:table-cell>
          <table:table-cell office:value-type="float" office:value="0.31373228000000003" table:formula="of:=[.C10]*[.C$25]" table:style-name="ce1">
            <text:p>0.31373228</text:p>
          </table:table-cell>
          <table:table-cell office:value-type="float" office:value="0.21497619428571435" table:formula="of:=[.D10]*[.D$25]" table:style-name="ce1">
            <text:p>0.214976194</text:p>
          </table:table-cell>
          <table:table-cell office:value-type="float" office:value="0.1622413314285715" table:formula="of:=[.E10]*[.E$25]" table:style-name="ce1">
            <text:p>0.162241331</text:p>
          </table:table-cell>
          <table:table-cell office:value-type="float" office:value="0.13179799428571431" table:formula="of:=[.F10]*[.F$25]" table:style-name="ce1">
            <text:p>0.131797994</text:p>
          </table:table-cell>
          <table:table-cell office:value-type="float" office:value="0.10941135714285719" table:formula="of:=[.G10]*[.G$25]" table:style-name="ce1">
            <text:p>0.109411357</text:p>
          </table:table-cell>
          <table:table-cell office:value-type="float" office:value="8.5345508571428613E-2" table:formula="of:=[.H10]*[.H$25]" table:style-name="ce1">
            <text:p>0.085345509</text:p>
          </table:table-cell>
          <table:table-cell office:value-type="float" office:value="5.0264140000000006E-2" table:formula="of:=[.I10]*[.I$25]" table:style-name="ce1">
            <text:p>0.05026414</text:p>
          </table:table-cell>
          <table:table-cell office:value-type="float" office:value="-7.9063600000000012E-3" table:formula="of:=[.J10]*[.J$25]" table:style-name="ce1">
            <text:p>-0.00790636</text:p>
          </table:table-cell>
          <table:table-cell office:value-type="float" office:value="-0.10607056571428575" table:formula="of:=[.K10]*[.K$25]" table:style-name="ce1">
            <text:p>-0.106070566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formula="of:=[.B11]*[.B$25]" table:style-name="ce1">
            <text:p>0.509468</text:p>
          </table:table-cell>
          <table:table-cell office:value-type="float" office:value="0.37677001142857147" table:formula="of:=[.C11]*[.C$25]" table:style-name="ce1">
            <text:p>0.376770011</text:p>
          </table:table-cell>
          <table:table-cell office:value-type="float" office:value="0.27458890285714294" table:formula="of:=[.D11]*[.D$25]" table:style-name="ce1">
            <text:p>0.274588903</text:p>
          </table:table-cell>
          <table:table-cell office:value-type="float" office:value="0.21448301142857149" table:formula="of:=[.E11]*[.E$25]" table:style-name="ce1">
            <text:p>0.214483011</text:p>
          </table:table-cell>
          <table:table-cell office:value-type="float" office:value="0.17443228571428579" table:formula="of:=[.F11]*[.F$25]" table:style-name="ce1">
            <text:p>0.174432286</text:p>
          </table:table-cell>
          <table:table-cell office:value-type="float" office:value="0.14310398571428579" table:formula="of:=[.G11]*[.G$25]" table:style-name="ce1">
            <text:p>0.143103986</text:p>
          </table:table-cell>
          <table:table-cell office:value-type="float" office:value="0.11395698285714291" table:formula="of:=[.H11]*[.H$25]" table:style-name="ce1">
            <text:p>0.113956983</text:p>
          </table:table-cell>
          <table:table-cell office:value-type="float" office:value="8.019960000000001E-2" table:formula="of:=[.I11]*[.I$25]" table:style-name="ce1">
            <text:p>0.0801996</text:p>
          </table:table-cell>
          <table:table-cell office:value-type="float" office:value="3.0672274285714292E-2" table:formula="of:=[.J11]*[.J$25]" table:style-name="ce1">
            <text:p>0.030672274</text:p>
          </table:table-cell>
          <table:table-cell office:value-type="float" office:value="-5.3285180000000008E-2" table:formula="of:=[.K11]*[.K$25]" table:style-name="ce1">
            <text:p>-0.05328518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formula="of:=[.B12]*[.B$25]" table:style-name="ce1">
            <text:p>0.594614</text:p>
          </table:table-cell>
          <table:table-cell office:value-type="float" office:value="0.4437260428571429" table:formula="of:=[.C12]*[.C$25]" table:style-name="ce1">
            <text:p>0.443726043</text:p>
          </table:table-cell>
          <table:table-cell office:value-type="float" office:value="0.34036549714285724" table:formula="of:=[.D12]*[.D$25]" table:style-name="ce1">
            <text:p>0.340365497</text:p>
          </table:table-cell>
          <table:table-cell office:value-type="float" office:value="0.27435498000000008" table:formula="of:=[.E12]*[.E$25]" table:style-name="ce1">
            <text:p>0.27435498</text:p>
          </table:table-cell>
          <table:table-cell office:value-type="float" office:value="0.22523950285714295" table:formula="of:=[.F12]*[.F$25]" table:style-name="ce1">
            <text:p>0.225239503</text:p>
          </table:table-cell>
          <table:table-cell office:value-type="float" office:value="0.18448038571428579" table:formula="of:=[.G12]*[.G$25]" table:style-name="ce1">
            <text:p>0.184480386</text:p>
          </table:table-cell>
          <table:table-cell office:value-type="float" office:value="0.1486762057142858" table:formula="of:=[.H12]*[.H$25]" table:style-name="ce1">
            <text:p>0.148676206</text:p>
          </table:table-cell>
          <table:table-cell office:value-type="float" office:value="0.11357688000000001" table:formula="of:=[.I12]*[.I$25]" table:style-name="ce1">
            <text:p>0.11357688</text:p>
          </table:table-cell>
          <table:table-cell office:value-type="float" office:value="6.8982697142857152E-2" table:formula="of:=[.J12]*[.J$25]" table:style-name="ce1">
            <text:p>0.068982697</text:p>
          </table:table-cell>
          <table:table-cell office:value-type="float" office:value="-5.4244914285714292E-3" table:formula="of:=[.K12]*[.K$25]" table:style-name="ce1">
            <text:p>-0.005424491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formula="of:=[.B13]*[.B$25]" table:style-name="ce1">
            <text:p>0.660035</text:p>
          </table:table-cell>
          <table:table-cell office:value-type="float" office:value="0.51699774857142855" table:formula="of:=[.C13]*[.C$25]" table:style-name="ce1">
            <text:p>0.516997749</text:p>
          </table:table-cell>
          <table:table-cell office:value-type="float" office:value="0.41413073142857149" table:formula="of:=[.D13]*[.D$25]" table:style-name="ce1">
            <text:p>0.414130731</text:p>
          </table:table-cell>
          <table:table-cell office:value-type="float" office:value="0.34367070000000011" table:formula="of:=[.E13]*[.E$25]" table:style-name="ce1">
            <text:p>0.3436707</text:p>
          </table:table-cell>
          <table:table-cell office:value-type="float" office:value="0.28642267428571438" table:formula="of:=[.F13]*[.F$25]" table:style-name="ce1">
            <text:p>0.286422674</text:p>
          </table:table-cell>
          <table:table-cell office:value-type="float" office:value="0.23638338571428585" table:formula="of:=[.G13]*[.G$25]" table:style-name="ce1">
            <text:p>0.236383386</text:p>
          </table:table-cell>
          <table:table-cell office:value-type="float" office:value="0.19307067428571442" table:formula="of:=[.H13]*[.H$25]" table:style-name="ce1">
            <text:p>0.193070674</text:p>
          </table:table-cell>
          <table:table-cell office:value-type="float" office:value="0.15460100000000002" table:formula="of:=[.I13]*[.I$25]" table:style-name="ce1">
            <text:p>0.154601</text:p>
          </table:table-cell>
          <table:table-cell office:value-type="float" office:value="0.1116026685714286" table:formula="of:=[.J13]*[.J$25]" table:style-name="ce1">
            <text:p>0.111602669</text:p>
          </table:table-cell>
          <table:table-cell office:value-type="float" office:value="4.2021497142857148E-2" table:formula="of:=[.K13]*[.K$25]" table:style-name="ce1">
            <text:p>0.042021497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formula="of:=[.B14]*[.B$25]" table:style-name="ce1">
            <text:p>0.733601</text:p>
          </table:table-cell>
          <table:table-cell office:value-type="float" office:value="0.59859319428571434" table:formula="of:=[.C14]*[.C$25]" table:style-name="ce1">
            <text:p>0.598593194</text:p>
          </table:table-cell>
          <table:table-cell office:value-type="float" office:value="0.49694650285714292" table:formula="of:=[.D14]*[.D$25]" table:style-name="ce1">
            <text:p>0.496946503</text:p>
          </table:table-cell>
          <table:table-cell office:value-type="float" office:value="0.42323330571428586" table:formula="of:=[.E14]*[.E$25]" table:style-name="ce1">
            <text:p>0.423233306</text:p>
          </table:table-cell>
          <table:table-cell office:value-type="float" office:value="0.35906573142857157" table:formula="of:=[.F14]*[.F$25]" table:style-name="ce1">
            <text:p>0.359065731</text:p>
          </table:table-cell>
          <table:table-cell office:value-type="float" office:value="0.30056185714285732" table:formula="of:=[.G14]*[.G$25]" table:style-name="ce1">
            <text:p>0.300561857</text:p>
          </table:table-cell>
          <table:table-cell office:value-type="float" office:value="0.24977632000000013" table:formula="of:=[.H14]*[.H$25]" table:style-name="ce1">
            <text:p>0.24977632</text:p>
          </table:table-cell>
          <table:table-cell office:value-type="float" office:value="0.20685052000000001" table:formula="of:=[.I14]*[.I$25]" table:style-name="ce1">
            <text:p>0.20685052</text:p>
          </table:table-cell>
          <table:table-cell office:value-type="float" office:value="0.16294111428571431" table:formula="of:=[.J14]*[.J$25]" table:style-name="ce1">
            <text:p>0.162941114</text:p>
          </table:table-cell>
          <table:table-cell office:value-type="float" office:value="9.4001180000000018E-2" table:formula="of:=[.K14]*[.K$25]" table:style-name="ce1">
            <text:p>0.09400118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formula="of:=[.B15]*[.B$25]" table:style-name="ce1">
            <text:p>0.818693</text:p>
          </table:table-cell>
          <table:table-cell office:value-type="float" office:value="0.68974182857142874" table:formula="of:=[.C15]*[.C$25]" table:style-name="ce1">
            <text:p>0.689741829</text:p>
          </table:table-cell>
          <table:table-cell office:value-type="float" office:value="0.5886775314285716" table:formula="of:=[.D15]*[.D$25]" table:style-name="ce1">
            <text:p>0.588677531</text:p>
          </table:table-cell>
          <table:table-cell office:value-type="float" office:value="0.51235864571428591" table:formula="of:=[.E15]*[.E$25]" table:style-name="ce1">
            <text:p>0.512358646</text:p>
          </table:table-cell>
          <table:table-cell office:value-type="float" office:value="0.44261119428571449" table:formula="of:=[.F15]*[.F$25]" table:style-name="ce1">
            <text:p>0.442611194</text:p>
          </table:table-cell>
          <table:table-cell office:value-type="float" office:value="0.37710131428571447" table:formula="of:=[.G15]*[.G$25]" table:style-name="ce1">
            <text:p>0.377101314</text:p>
          </table:table-cell>
          <table:table-cell office:value-type="float" office:value="0.31988768000000017" table:formula="of:=[.H15]*[.H$25]" table:style-name="ce1">
            <text:p>0.31988768</text:p>
          </table:table-cell>
          <table:table-cell office:value-type="float" office:value="0.27262882000000005" table:formula="of:=[.I15]*[.I$25]" table:style-name="ce1">
            <text:p>0.27262882</text:p>
          </table:table-cell>
          <table:table-cell office:value-type="float" office:value="0.22654248571428576" table:formula="of:=[.J15]*[.J$25]" table:style-name="ce1">
            <text:p>0.226542486</text:p>
          </table:table-cell>
          <table:table-cell office:value-type="float" office:value="0.15515381142857146" table:formula="of:=[.K15]*[.K$25]" table:style-name="ce1">
            <text:p>0.155153811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formula="of:=[.B16]*[.B$25]" table:style-name="ce1">
            <text:p>0.910344</text:p>
          </table:table-cell>
          <table:table-cell office:value-type="float" office:value="0.79051324285714297" table:formula="of:=[.C16]*[.C$25]" table:style-name="ce1">
            <text:p>0.790513243</text:p>
          </table:table-cell>
          <table:table-cell office:value-type="float" office:value="0.68757026285714296" table:formula="of:=[.D16]*[.D$25]" table:style-name="ce1">
            <text:p>0.687570263</text:p>
          </table:table-cell>
          <table:table-cell office:value-type="float" office:value="0.60841884000000013" table:formula="of:=[.E16]*[.E$25]" table:style-name="ce1">
            <text:p>0.60841884</text:p>
          </table:table-cell>
          <table:table-cell office:value-type="float" office:value="0.53435750857142883" table:formula="of:=[.F16]*[.F$25]" table:style-name="ce1">
            <text:p>0.534357509</text:p>
          </table:table-cell>
          <table:table-cell office:value-type="float" office:value="0.46388580000000024" table:formula="of:=[.G16]*[.G$25]" table:style-name="ce1">
            <text:p>0.4638858</text:p>
          </table:table-cell>
          <table:table-cell office:value-type="float" office:value="0.40237014857142883" table:formula="of:=[.H16]*[.H$25]" table:style-name="ce1">
            <text:p>0.402370149</text:p>
          </table:table-cell>
          <table:table-cell office:value-type="float" office:value="0.35232704000000004" table:formula="of:=[.I16]*[.I$25]" table:style-name="ce1">
            <text:p>0.35232704</text:p>
          </table:table-cell>
          <table:table-cell office:value-type="float" office:value="0.30440073714285715" table:formula="of:=[.J16]*[.J$25]" table:style-name="ce1">
            <text:p>0.304400737</text:p>
          </table:table-cell>
          <table:table-cell office:value-type="float" office:value="0.22908566571428576" table:formula="of:=[.K16]*[.K$25]" table:style-name="ce1">
            <text:p>0.229085666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formula="of:=[.B17]*[.B$25]" table:style-name="ce1">
            <text:p>1.025165</text:p>
          </table:table-cell>
          <table:table-cell office:value-type="float" office:value="0.89946719714285728" table:formula="of:=[.C17]*[.C$25]" table:style-name="ce1">
            <text:p>0.899467197</text:p>
          </table:table-cell>
          <table:table-cell office:value-type="float" office:value="0.78986025142857164" table:formula="of:=[.D17]*[.D$25]" table:style-name="ce1">
            <text:p>0.789860251</text:p>
          </table:table-cell>
          <table:table-cell office:value-type="float" office:value="0.70640122285714302" table:formula="of:=[.E17]*[.E$25]" table:style-name="ce1">
            <text:p>0.706401223</text:p>
          </table:table-cell>
          <table:table-cell office:value-type="float" office:value="0.62897810285714306" table:formula="of:=[.F17]*[.F$25]" table:style-name="ce1">
            <text:p>0.628978103</text:p>
          </table:table-cell>
          <table:table-cell office:value-type="float" office:value="0.55606185714285739" table:formula="of:=[.G17]*[.G$25]" table:style-name="ce1">
            <text:p>0.556061857</text:p>
          </table:table-cell>
          <table:table-cell office:value-type="float" office:value="0.49348905142857175" table:formula="of:=[.H17]*[.H$25]" table:style-name="ce1">
            <text:p>0.493489051</text:p>
          </table:table-cell>
          <table:table-cell office:value-type="float" office:value="0.44381140000000002" table:formula="of:=[.I17]*[.I$25]" table:style-name="ce1">
            <text:p>0.4438114</text:p>
          </table:table-cell>
          <table:table-cell office:value-type="float" office:value="0.39630108571428574" table:formula="of:=[.J17]*[.J$25]" table:style-name="ce1">
            <text:p>0.396301086</text:p>
          </table:table-cell>
          <table:table-cell office:value-type="float" office:value="0.31765696857142861" table:formula="of:=[.K17]*[.K$25]" table:style-name="ce1">
            <text:p>0.317656969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formula="of:=[.B18]*[.B$25]" table:style-name="ce1">
            <text:p>1.157049</text:p>
          </table:table-cell>
          <table:table-cell office:value-type="float" office:value="1.0133066714285714" table:formula="of:=[.C18]*[.C$25]" table:style-name="ce1">
            <text:p>1.013306671</text:p>
          </table:table-cell>
          <table:table-cell office:value-type="float" office:value="0.88938971428571445" table:formula="of:=[.D18]*[.D$25]" table:style-name="ce1">
            <text:p>0.889389714</text:p>
          </table:table-cell>
          <table:table-cell office:value-type="float" office:value="0.79848369714285738" table:formula="of:=[.E18]*[.E$25]" table:style-name="ce1">
            <text:p>0.798483697</text:p>
          </table:table-cell>
          <table:table-cell office:value-type="float" office:value="0.71805389142857168" table:formula="of:=[.F18]*[.F$25]" table:style-name="ce1">
            <text:p>0.718053891</text:p>
          </table:table-cell>
          <table:table-cell office:value-type="float" office:value="0.64554004285714317" table:formula="of:=[.G18]*[.G$25]" table:style-name="ce1">
            <text:p>0.645540043</text:p>
          </table:table-cell>
          <table:table-cell office:value-type="float" office:value="0.58625659428571464" table:formula="of:=[.H18]*[.H$25]" table:style-name="ce1">
            <text:p>0.586256594</text:p>
          </table:table-cell>
          <table:table-cell office:value-type="float" office:value="0.54182218000000004" table:formula="of:=[.I18]*[.I$25]" table:style-name="ce1">
            <text:p>0.54182218</text:p>
          </table:table-cell>
          <table:table-cell office:value-type="float" office:value="0.49918207428571432" table:formula="of:=[.J18]*[.J$25]" table:style-name="ce1">
            <text:p>0.499182074</text:p>
          </table:table-cell>
          <table:table-cell office:value-type="float" office:value="0.42030437428571443" table:formula="of:=[.K18]*[.K$25]" table:style-name="ce1">
            <text:p>0.420304374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formula="of:=[.B19]*[.B$25]" table:style-name="ce1">
            <text:p>1.281333</text:p>
          </table:table-cell>
          <table:table-cell office:value-type="float" office:value="1.1265672257142858" table:formula="of:=[.C19]*[.C$25]" table:style-name="ce1">
            <text:p>1.126567226</text:p>
          </table:table-cell>
          <table:table-cell office:value-type="float" office:value="0.97724441142857166" table:formula="of:=[.D19]*[.D$25]" table:style-name="ce1">
            <text:p>0.977244411</text:p>
          </table:table-cell>
          <table:table-cell office:value-type="float" office:value="0.87363470571428592" table:formula="of:=[.E19]*[.E$25]" table:style-name="ce1">
            <text:p>0.873634706</text:p>
          </table:table-cell>
          <table:table-cell office:value-type="float" office:value="0.78963060000000029" table:formula="of:=[.F19]*[.F$25]" table:style-name="ce1">
            <text:p>0.7896306</text:p>
          </table:table-cell>
          <table:table-cell office:value-type="float" office:value="0.72049957142857179" table:formula="of:=[.G19]*[.G$25]" table:style-name="ce1">
            <text:p>0.720499571</text:p>
          </table:table-cell>
          <table:table-cell office:value-type="float" office:value="0.66990299428571476" table:formula="of:=[.H19]*[.H$25]" table:style-name="ce1">
            <text:p>0.669902994</text:p>
          </table:table-cell>
          <table:table-cell office:value-type="float" office:value="0.63740132000000005" table:formula="of:=[.I19]*[.I$25]" table:style-name="ce1">
            <text:p>0.63740132</text:p>
          </table:table-cell>
          <table:table-cell office:value-type="float" office:value="0.6065083200000001" table:formula="of:=[.J19]*[.J$25]" table:style-name="ce1">
            <text:p>0.60650832</text:p>
          </table:table-cell>
          <table:table-cell office:value-type="float" office:value="0.53336559714285725" table:formula="of:=[.K19]*[.K$25]" table:style-name="ce1">
            <text:p>0.53336559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formula="of:=[.B20]*[.B$25]" table:style-name="ce1">
            <text:p>1.357935</text:p>
          </table:table-cell>
          <table:table-cell office:value-type="float" office:value="1.2313083771428572" table:formula="of:=[.C20]*[.C$25]" table:style-name="ce1">
            <text:p>1.231308377</text:p>
          </table:table-cell>
          <table:table-cell office:value-type="float" office:value="1.0414159542857147" table:formula="of:=[.D20]*[.D$25]" table:style-name="ce1">
            <text:p>1.041415954</text:p>
          </table:table-cell>
          <table:table-cell office:value-type="float" office:value="0.91722858857142886" table:formula="of:=[.E20]*[.E$25]" table:style-name="ce1">
            <text:p>0.917228589</text:p>
          </table:table-cell>
          <table:table-cell office:value-type="float" office:value="0.8277926400000003" table:formula="of:=[.F20]*[.F$25]" table:style-name="ce1">
            <text:p>0.82779264</text:p>
          </table:table-cell>
          <table:table-cell office:value-type="float" office:value="0.76492320000000036" table:formula="of:=[.G20]*[.G$25]" table:style-name="ce1">
            <text:p>0.7649232</text:p>
          </table:table-cell>
          <table:table-cell office:value-type="float" office:value="0.72935917714285758" table:formula="of:=[.H20]*[.H$25]" table:style-name="ce1">
            <text:p>0.729359177</text:p>
          </table:table-cell>
          <table:table-cell office:value-type="float" office:value="0.69397246000000001" table:formula="of:=[.I20]*[.I$25]" table:style-name="ce1">
            <text:p>0.69397246</text:p>
          </table:table-cell>
          <table:table-cell office:value-type="float" office:value="0.6603376057142859" table:formula="of:=[.J20]*[.J$25]" table:style-name="ce1">
            <text:p>0.660337606</text:p>
          </table:table-cell>
          <table:table-cell office:value-type="float" office:value="0.58070387142857161" table:formula="of:=[.K20]*[.K$25]" table:style-name="ce1">
            <text:p>0.580703871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formula="of:=[.B21]*[.B$25]" table:style-name="ce1">
            <text:p>1.378826</text:p>
          </table:table-cell>
          <table:table-cell office:value-type="float" office:value="1.2502513657142857" table:formula="of:=[.C21]*[.C$25]" table:style-name="ce1">
            <text:p>1.250251366</text:p>
          </table:table-cell>
          <table:table-cell office:value-type="float" office:value="1.0664722514285716" table:formula="of:=[.D21]*[.D$25]" table:style-name="ce1">
            <text:p>1.066472251</text:p>
          </table:table-cell>
          <table:table-cell office:value-type="float" office:value="0.93929785714285741" table:formula="of:=[.E21]*[.E$25]" table:style-name="ce1">
            <text:p>0.939297857</text:p>
          </table:table-cell>
          <table:table-cell office:value-type="float" office:value="0.84770988000000036" table:formula="of:=[.F21]*[.F$25]" table:style-name="ce1">
            <text:p>0.84770988</text:p>
          </table:table-cell>
          <table:table-cell office:value-type="float" office:value="0.78332858571428621" table:formula="of:=[.G21]*[.G$25]" table:style-name="ce1">
            <text:p>0.783328586</text:p>
          </table:table-cell>
          <table:table-cell office:value-type="float" office:value="0.74690857142857181" table:formula="of:=[.H21]*[.H$25]" table:style-name="ce1">
            <text:p>0.746908571</text:p>
          </table:table-cell>
          <table:table-cell office:value-type="float" office:value="0.71067064000000013" table:formula="of:=[.I21]*[.I$25]" table:style-name="ce1">
            <text:p>0.71067064</text:p>
          </table:table-cell>
          <table:table-cell office:value-type="float" office:value="0.67622619428571429" table:formula="of:=[.J21]*[.J$25]" table:style-name="ce1">
            <text:p>0.676226194</text:p>
          </table:table-cell>
          <table:table-cell office:value-type="float" office:value="0.59467549142857157" table:formula="of:=[.K21]*[.K$25]" table:style-name="ce1">
            <text:p>0.594675491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formula="of:=[.B22]*[.B$25]" table:style-name="ce1">
            <text:p>1.392754</text:p>
          </table:table-cell>
          <table:table-cell office:value-type="float" office:value="1.2628806971428572" table:formula="of:=[.C22]*[.C$25]" table:style-name="ce1">
            <text:p>1.262880697</text:p>
          </table:table-cell>
          <table:table-cell office:value-type="float" office:value="1.0876532342857146" table:formula="of:=[.D22]*[.D$25]" table:style-name="ce1">
            <text:p>1.087653234</text:p>
          </table:table-cell>
          <table:table-cell office:value-type="float" office:value="0.95795252285714316" table:formula="of:=[.E22]*[.E$25]" table:style-name="ce1">
            <text:p>0.957952523</text:p>
          </table:table-cell>
          <table:table-cell office:value-type="float" office:value="0.86454494857142894" table:formula="of:=[.F22]*[.F$25]" table:style-name="ce1">
            <text:p>0.864544949</text:p>
          </table:table-cell>
          <table:table-cell office:value-type="float" office:value="0.79888488571428617" table:formula="of:=[.G22]*[.G$25]" table:style-name="ce1">
            <text:p>0.798884886</text:p>
          </table:table-cell>
          <table:table-cell office:value-type="float" office:value="0.76174212571428612" table:formula="of:=[.H22]*[.H$25]" table:style-name="ce1">
            <text:p>0.761742126</text:p>
          </table:table-cell>
          <table:table-cell office:value-type="float" office:value="0.72478454000000003" table:formula="of:=[.I22]*[.I$25]" table:style-name="ce1">
            <text:p>0.72478454</text:p>
          </table:table-cell>
          <table:table-cell office:value-type="float" office:value="0.68965600000000005" table:formula="of:=[.J22]*[.J$25]" table:style-name="ce1">
            <text:p>0.689656</text:p>
          </table:table-cell>
          <table:table-cell office:value-type="float" office:value="0.60648636285714297" table:formula="of:=[.K22]*[.K$25]" table:style-name="ce1">
            <text:p>0.606486363</text:p>
          </table:table-cell>
          <table:table-cell table:number-columns-repeated="16373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10T12:33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